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8" style:family="paragraph" style:parent-style-name="Footnote">
      <style:text-properties fo:language="en" fo:country="GB" officeooo:paragraph-rsid="10868da7" fo:background-color="transparent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dd566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aabd2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1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9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21" style:family="paragraph" style:parent-style-name="Standard">
      <style:text-properties fo:color="#000000" loext:opacity="100%" style:text-line-through-style="none" style:text-line-through-type="none" fo:font-style="normal" style:text-underline-style="none" fo:font-weight="normal" officeooo:rsid="04efc077" officeooo:paragraph-rsid="1064c783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9aa5f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13558f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3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781af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text-properties officeooo:paragraph-rsid="0daa4aef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officeooo:paragraph-rsid="0f4cd335"/>
    </style:style>
    <style:style style:name="P43" style:family="paragraph" style:parent-style-name="Standard">
      <style:paragraph-properties fo:text-align="center" style:justify-single-word="false"/>
      <style:text-properties officeooo:paragraph-rsid="0db0d4d1"/>
    </style:style>
    <style:style style:name="P44" style:family="paragraph" style:parent-style-name="Standard">
      <style:paragraph-properties fo:text-align="center" style:justify-single-word="false"/>
      <style:text-properties officeooo:paragraph-rsid="0cc5fe5b"/>
    </style:style>
    <style:style style:name="P45" style:family="paragraph" style:parent-style-name="Standard">
      <style:paragraph-properties fo:text-align="center" style:justify-single-word="false"/>
      <style:text-properties officeooo:paragraph-rsid="0d804757"/>
    </style:style>
    <style:style style:name="P46" style:family="paragraph" style:parent-style-name="Standard">
      <style:paragraph-properties fo:text-align="center" style:justify-single-word="false"/>
      <style:text-properties officeooo:paragraph-rsid="102f2d76"/>
    </style:style>
    <style:style style:name="P47" style:family="paragraph" style:parent-style-name="Standard">
      <style:paragraph-properties fo:text-align="center" style:justify-single-word="false"/>
      <style:text-properties officeooo:paragraph-rsid="0cb38183"/>
    </style:style>
    <style:style style:name="P48" style:family="paragraph" style:parent-style-name="Standard">
      <style:paragraph-properties fo:text-align="center" style:justify-single-word="false"/>
      <style:text-properties officeooo:paragraph-rsid="0dce9327"/>
    </style:style>
    <style:style style:name="P49" style:family="paragraph" style:parent-style-name="Standard">
      <style:paragraph-properties fo:text-align="center" style:justify-single-word="false"/>
      <style:text-properties officeooo:paragraph-rsid="0cc79a2d"/>
    </style:style>
    <style:style style:name="P50" style:family="paragraph" style:parent-style-name="Footnote">
      <style:text-properties officeooo:paragraph-rsid="0fa0ab6e"/>
    </style:style>
    <style:style style:name="P51" style:family="paragraph" style:parent-style-name="Standard">
      <style:text-properties officeooo:paragraph-rsid="1062a122"/>
    </style:style>
    <style:style style:name="P52" style:family="paragraph" style:parent-style-name="Standard">
      <style:text-properties officeooo:paragraph-rsid="10640365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text-properties officeooo:paragraph-rsid="108aabd2"/>
    </style:style>
    <style:style style:name="P56" style:family="paragraph" style:parent-style-name="Standard">
      <style:text-properties officeooo:paragraph-rsid="0c819a59"/>
    </style:style>
    <style:style style:name="P57" style:family="paragraph" style:parent-style-name="Standard">
      <style:text-properties officeooo:paragraph-rsid="0c8364eb"/>
    </style:style>
    <style:style style:name="P58" style:family="paragraph" style:parent-style-name="Standard">
      <style:text-properties officeooo:paragraph-rsid="0ddfbc49"/>
    </style:style>
    <style:style style:name="P59" style:family="paragraph" style:parent-style-name="Standard">
      <style:text-properties officeooo:paragraph-rsid="0a0f8417"/>
    </style:style>
    <style:style style:name="P60" style:family="paragraph" style:parent-style-name="Footnote">
      <style:text-properties officeooo:paragraph-rsid="10947d38"/>
    </style:style>
    <style:style style:name="P61" style:family="paragraph" style:parent-style-name="Standard">
      <style:text-properties officeooo:paragraph-rsid="1097a833"/>
    </style:style>
    <style:style style:name="P62" style:family="paragraph" style:parent-style-name="Standard">
      <style:text-properties officeooo:paragraph-rsid="0f3ae219"/>
    </style:style>
    <style:style style:name="P63" style:family="paragraph" style:parent-style-name="Standard">
      <style:text-properties officeooo:paragraph-rsid="1032d175"/>
    </style:style>
    <style:style style:name="P6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966c86"/>
    </style:style>
    <style:style style:name="P6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6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7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5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166a7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language="en" fo:country="GB" style:font-size-asian="12pt" style:font-size-complex="12pt"/>
    </style:style>
    <style:style style:name="T16" style:family="text">
      <style:text-properties style:font-name="Liberation Sans" fo:font-size="12pt" fo:language="en" fo:country="GB" officeooo:rsid="10783d40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9ad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8ff4e2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7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72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947d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8ff4e2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105c8aaa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10b042b4" style:font-size-asian="10pt" style:language-asian="nl" style:country-asian="NL" style:font-style-asian="normal" style:font-name-complex="Bitstream Vera Sans" style:font-size-complex="10pt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94" style:family="text">
      <style:text-properties fo:color="#000000" loext:opacity="100%" style:text-line-through-style="none" style:text-line-through-type="none" fo:language="en" fo:country="GB" fo:font-style="normal" officeooo:rsid="08d52b7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6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8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1099c9c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1099c9c5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3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font-name="Liberation Sans" fo:font-size="12pt" fo:language="en" fo:country="GB" fo:font-style="normal" style:text-underline-style="none" officeooo:rsid="109a813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1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1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18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1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0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1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2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3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4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5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26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27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10587710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105ff725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5b78d2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2c7f3" style:font-size-asian="12pt" style:font-weight-asian="normal" style:font-size-complex="12pt" style:font-weight-complex="normal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e88aa" style:font-size-asian="12pt" style:font-weight-asian="normal" style:font-size-complex="12pt" style:font-weight-complex="normal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7710" fo:background-color="transparent" loext:char-shading-value="0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5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ff725" style:font-size-asian="12pt" style:font-weight-asian="bold" style:font-size-complex="12pt" style:font-weight-complex="bold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fo:background-color="transparent" loext:char-shading-value="0" style:font-size-asian="12pt" style:font-weight-asian="bold" style:font-size-complex="12pt" style:font-weight-complex="bold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721aa" fo:background-color="transparent" loext:char-shading-value="0" style:font-size-asian="12pt" style:font-weight-asian="bold" style:font-size-complex="12pt" style:font-weight-complex="bold"/>
    </style:style>
    <style:style style:name="T164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1058dcf3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105e11c5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style:text-underline-style="none" fo:font-weight="bold" officeooo:rsid="1058dcf3" style:font-size-asian="12pt" style:font-weight-asian="bold" style:font-size-complex="12pt" style:font-weight-complex="bold"/>
    </style:style>
    <style:style style:name="T169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70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71" style:family="text">
      <style:text-properties style:text-line-through-style="none" style:text-line-through-type="none" fo:language="en" fo:country="GB" style:text-underline-style="none" officeooo:rsid="105b27b3" style:font-size-asian="12pt" style:font-size-complex="12pt"/>
    </style:style>
    <style:style style:name="T172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73" style:family="text">
      <style:text-properties style:text-line-through-style="none" style:text-line-through-type="none" fo:language="en" fo:country="GB" style:text-underline-style="none" officeooo:rsid="105ff725" style:font-size-asian="12pt" style:font-size-complex="12pt"/>
    </style:style>
    <style:style style:name="T174" style:family="text">
      <style:text-properties style:text-line-through-style="none" style:text-line-through-type="none" fo:language="en" fo:country="GB" style:text-underline-style="none" officeooo:rsid="105419f1" style:font-size-asian="12pt" style:font-size-complex="12pt"/>
    </style:style>
    <style:style style:name="T175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7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style:text-underline-style="none" officeooo:rsid="108aabd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185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109a813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style:text-underline-style="none" fo:font-weight="normal" officeooo:rsid="108166a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93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94" style:family="text">
      <style:text-properties style:use-window-font-color="true" loext:opacity="0%" style:font-name="Liberation Sans" fo:font-size="12pt" fo:language="en" fo:country="GB" style:text-underline-style="none" officeooo:rsid="109a8138" style:font-size-asian="12pt" style:language-asian="nl" style:country-asian="NL" style:font-name-complex="Bitstream Vera Sans" style:font-size-complex="12pt"/>
    </style:style>
    <style:style style:name="T195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style:text-underline-style="none" officeooo:rsid="108166a7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0b5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language="en" fo:country="GB" officeooo:rsid="1052c7f3"/>
    </style:style>
    <style:style style:name="T202" style:family="text">
      <style:text-properties fo:language="en" fo:country="GB" officeooo:rsid="105c8aaa"/>
    </style:style>
    <style:style style:name="T203" style:family="text">
      <style:text-properties fo:language="en" fo:country="GB" officeooo:rsid="105f1264"/>
    </style:style>
    <style:style style:name="T204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5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06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7" style:family="text">
      <style:text-properties fo:language="en" fo:country="GB" style:text-underline-style="none" officeooo:rsid="10781afe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8" style:family="text">
      <style:text-properties fo:language="en" fo:country="GB" officeooo:rsid="108aabe0"/>
    </style:style>
    <style:style style:name="T209" style:family="text">
      <style:text-properties officeooo:rsid="0f981b1c"/>
    </style:style>
    <style:style style:name="T210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1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2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3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24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25" style:family="text">
      <style:text-properties fo:font-variant="normal" fo:text-transform="none" fo:color="#000000" loext:opacity="87%" fo:letter-spacing="normal" fo:font-style="normal" officeooo:rsid="106260b1"/>
    </style:style>
    <style:style style:name="T226" style:family="text">
      <style:text-properties officeooo:rsid="108166a7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</text:user-field-decls>
      <text:p text:style-name="P64"><text:span text:style-name="T101">Checklist for installing </text:span><text:span text:style-name="T101"><text:user-field-get text:name="Distro">Rocky Linux</text:user-field-get></text:span><text:span text:style-name="T101"><text:s/></text:span><text:span text:style-name="T103">Server</text:span><text:span text:style-name="T102">.</text:span></text:p>
      <text:p text:style-name="P24"><text:span text:style-name="T62"/></text:p>
      <text:p text:style-name="P24"><text:span text:style-name="T97"/></text:p>
      <text:p text:style-name="P53">Fill in the text box after &lt;...&gt;</text:p>
      <text:p text:style-name="P10"><text:span text:style-name="T204">&lt;user</text:span><text:span text:style-name="T178">&gt;</text:span><text:span text:style-name="T188"><text:tab/><text:tab/></text:span><text:span text:style-name="T192"> <text:tab/><text:tab/><text:tab/> </text:span><text:span text:style-name="T189"><draw:control text:anchor-type="as-char" svg:y="-0.4cm" draw:z-index="4" draw:name="Gebruiker" draw:style-name="gr2" draw:text-style-name="P70" svg:width="6.002cm" svg:height="0.5cm" draw:control="control3"><svg:title>Gebruiker</svg:title><svg:desc>Volledige naam, bijv. Jan Stek</svg:desc></draw:control></text:span><text:span text:style-name="T189"><text:tab/></text:span><text:span text:style-name="T190">e.g.</text:span><text:span text:style-name="T193"> </text:span><text:span text:style-name="T194">Karel Zimmer</text:span></text:p>
      <text:p text:style-name="P55"><text:span text:style-name="T12">&lt;</text:span><text:span text:style-name="T197">user</text:span><text:span text:style-name="T7">na</text:span><text:span text:style-name="T10">me</text:span><text:span text:style-name="T178">&gt;</text:span><text:span text:style-name="T195"><text:tab/><text:tab/><text:tab/> </text:span><text:span text:style-name="T195"><draw:control text:anchor-type="as-char" svg:y="-0.4cm" draw:z-index="10" draw:name="Gberuikersnaam 2" draw:style-name="gr2" draw:text-style-name="P70" svg:width="6.002cm" svg:height="0.5cm" draw:control="control9"><svg:title>Gebruikersnaam</svg:title><svg:desc>Korte naam, bijv. jan</svg:desc></draw:control></text:span><text:span text:style-name="T195"><text:tab/></text:span><text:span text:style-name="T196">e.g.</text:span><text:span text:style-name="T5"> </text:span><text:span text:style-name="T114">karel</text:span></text:p>
      <text:p text:style-name="P10"><text:span text:style-name="T12">&lt;</text:span><text:span text:style-name="T13">computername</text:span><text:span text:style-name="T178">&gt;</text:span><text:span text:style-name="T198"><text:tab/> </text:span><text:span text:style-name="T7"><draw:control text:anchor-type="as-char" svg:y="-0.4cm" draw:z-index="5" draw:name="Computernaam" draw:style-name="gr2" draw:text-style-name="P70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181"> </text:span><text:span text:style-name="T186">pc0</text:span><text:span text:style-name="T187">1</text:span></text:p>
      <text:p text:style-name="P11"><text:span text:style-name="T204">&lt;</text:span><text:span text:style-name="T179">user</text:span><text:span text:style-name="T178">&gt;</text:span><text:span text:style-name="T183"><text:tab/><text:tab/></text:span><text:span text:style-name="T192"> <text:tab/><text:tab/><text:tab/> </text:span><text:span text:style-name="T189"><draw:control text:anchor-type="as-char" svg:y="-0.4cm" draw:z-index="8" draw:name="Gebruiker 1" draw:style-name="gr2" draw:text-style-name="P70" svg:width="6.002cm" svg:height="0.5cm" draw:control="control7"><svg:title>Gebruiker</svg:title><svg:desc>Volledige naam, bijv. Jan Stek</svg:desc></draw:control></text:span><text:span text:style-name="T189"><text:tab/></text:span><text:span text:style-name="T191">any additional users</text:span></text:p>
      <text:p text:style-name="P55"><text:span text:style-name="T204">&lt;</text:span><text:span text:style-name="T179">user</text:span><text:span text:style-name="T180">n</text:span><text:span text:style-name="T177">a</text:span><text:span text:style-name="T178">me&gt;</text:span><text:span text:style-name="T176"><text:tab/><text:tab/><text:tab/> </text:span><text:span text:style-name="T195"><draw:control text:anchor-type="as-char" svg:y="-0.4cm" draw:z-index="9" draw:name="Gberuikersnaam 1" draw:style-name="gr2" draw:text-style-name="P70" svg:width="6.002cm" svg:height="0.5cm" draw:control="control8"><svg:title>Gebruikersnaam</svg:title><svg:desc>Korte naam, bijv. jan</svg:desc></draw:control></text:span><text:span text:style-name="T195"><text:tab/></text:span><text:span text:style-name="T182">any additional users</text:span></text:p>
      <text:p text:style-name="P54"><text:span text:style-name="T226">r</text:span>eplace &lt;...&gt; in this checklist with the value in the text box.</text:p>
      <text:p text:style-name="P35"/>
      <text:p text:style-name="P35"/>
      <text:p text:style-name="P9"><text:span text:style-name="Strong_20_Emphasis"><text:span text:style-name="T132">Not yet on Linux?</text:span></text:span><text:span text:style-name="T107"><text:tab/></text:span><text:span text:style-name="T111">Use</text:span><text:span text:style-name="T108"> </text:span><text:span text:style-name="Strong_20_Emphasis"><text:span text:style-name="T112">Checklist </text:span></text:span><text:span text:style-name="Strong_20_Emphasis"><text:span text:style-name="T113">transfer</text:span></text:span><text:span text:style-name="T108"> o</text:span><text:span text:style-name="T110">n</text:span><text:span text:style-name="T108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09">.</text:span></text:p>
      <text:p text:style-name="P33"><text:span text:style-name="Strong_20_Emphasis"><text:span text:style-name="T125">New installation?</text:span></text:span><text:span text:style-name="T122"><text:tab/><text:tab/></text:span><text:span text:style-name="T124">Start at chapter</text:span><text:span text:style-name="T122"> </text:span><text:span text:style-name="Strong_20_Emphasis"><text:span text:style-name="T125"><text:bookmark-ref text:reference-format="page" text:ref-name="__RefNumPara__4009_1271708128">2</text:bookmark-ref></text:span></text:span><text:span text:style-name="Strong_20_Emphasis"><text:span text:style-name="T125"><text:s text:c="2"/></text:span></text:span><text:span text:style-name="Strong_20_Emphasis"><text:span text:style-name="T126"><text:bookmark-ref text:reference-format="text" text:ref-name="__RefNumPara__4009_1271708128">Perform installation</text:bookmark-ref></text:span></text:span><text:span text:style-name="T123">.</text:span></text:p>
      <text:p text:style-name="P28"/>
      <text:p text:style-name="P28"/>
      <text:list text:style-name="L1">
        <text:list-item>
          <text:p text:style-name="P66"><text:bookmark-start text:name="__RefNumPara__4083_1271708128"/>Prepar<text:span text:style-name="T209">e </text:span>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37"><text:span text:style-name="Strong_20_Emphasis"><text:span text:style-name="T38"><draw:control text:anchor-type="as-char" draw:z-index="7" draw:name="Vorm3_0" draw:style-name="gr1" draw:text-style-name="P6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7"><text:span text:style-name="Strong_20_Emphasis"><text:span text:style-name="T38"><draw:control text:anchor-type="as-char" draw:z-index="12" draw:name="Vorm3_ 1" draw:style-name="gr1" draw:text-style-name="P69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38"><text:span text:style-name="T24">Log in as </text:span><text:span text:style-name="T205">&lt;user</text:span><text:span text:style-name="T184">&gt;</text:span><text:span text:style-name="T6"><text:note text:id="ftn1" text:note-class="footnote"><text:note-citation>1</text:note-citation><text:note-body><text:p text:style-name="P40"><text:span text:style-name="T64">Login any additional </text:span><text:span text:style-name="T68">users</text:span><text:span text:style-name="T69"> </text:span><text:span text:style-name="T64">and follow the same steps.</text:span></text:p></text:note-body></text:note></text:span><text:span text:style-name="T25">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56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9"><draw:control text:anchor-type="as-char" draw:z-index="14" draw:name="Vorm 4" draw:style-name="gr1" draw:text-style-name="P69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62"><text:span text:style-name="T15">Type the</text:span><text:span text:style-name="T16"> following</text:span><text:span text:style-name="T15"> two commands: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63"><text:span text:style-name="User_20_Entry"><text:span text:style-name="T81">wget karelzimmer.nl/</text:span></text:span><text:span text:style-name="User_20_Entry"><text:span text:style-name="T82">getkz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63"><text:span text:style-name="User_20_Entry"><text:span text:style-name="T81">bash </text:span></text:span><text:span text:style-name="User_20_Entry"><text:span text:style-name="T83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6" office:value-type="string">
            <text:p text:style-name="P17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7" office:value-type="string">
            <text:p text:style-name="P57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46"><text:span text:style-name="Strong_20_Emphasis"><text:span text:style-name="T39"><draw:control text:anchor-type="as-char" draw:z-index="15" draw:name="Vorm 6" draw:style-name="gr1" draw:text-style-name="P69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39"><draw:control text:anchor-type="as-char" draw:z-index="16" draw:name="Vorm 7" draw:style-name="gr1" draw:text-style-name="P69" svg:width="0.35cm" svg:height="0.35cm" draw:control="control15"/></text:span></text:span></text:p>
          </table:table-cell>
          <table:table-cell table:style-name="_31_._5f_Installatie_5f_voorbereiden.D8" office:value-type="string">
            <text:p text:style-name="P51"><text:span text:style-name="T35">Type: </text:span><text:span text:style-name="User_20_Entry"><text:span text:style-name="T81">kz-menu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3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9" office:value-type="string">
            <text:p text:style-name="P39"><text:span text:style-name="T27">Select </text:span><text:span text:style-name="Strong_20_Emphasis"><text:span text:style-name="T87">1</text:span></text:span><text:span text:style-name="T27"> Prepar</text:span><text:span text:style-name="T33">e</text:span><text:span text:style-name="T27"> installation</text:span><text:span text:style-name="T32">. 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10" office:value-type="string">
            <text:p text:style-name="P17">Follow the instructions on the screen.</text:p>
          </table:table-cell>
        </table:table-row>
      </table:table>
      <text:p text:style-name="P16"/>
      <text:list text:continue-numbering="true" text:style-name="L1">
        <text:list-item>
          <text:p text:style-name="P67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69" svg:width="0.35cm" svg:height="0.35cm" draw:control="control1"/></text:span></text:p>
          </table:table-cell>
          <table:table-cell table:style-name="_32_._5f_Installatie_5f_uitvoeren.C1" office:value-type="string">
            <text:p text:style-name="P61"><text:span text:style-name="T115">Boot the computer from</text:span><text:span text:style-name="T120"><text:note text:id="ftn2" text:note-class="footnote"><text:note-citation>1</text:note-citation><text:note-body><text:p text:style-name="P8"><text:span text:style-name="T70">Boot menu/Setup via one of the </text:span><text:span text:style-name="T71">f</text:span><text:span text:style-name="T70">requently used keys: </text:span><text:span text:style-name="T98">Esc</text:span><text:span text:style-name="T72">, </text:span><text:span text:style-name="T98">Delete</text:span><text:span text:style-name="T72">, </text:span><text:span text:style-name="T98">F1</text:span><text:span text:style-name="T72">, </text:span><text:span text:style-name="T98">F2</text:span><text:span text:style-name="T72">, </text:span><text:span text:style-name="T98">F9</text:span><text:span text:style-name="T72">, </text:span><text:span text:style-name="T98">F10</text:span><text:span text:style-name="T72">, </text:span><text:span text:style-name="T98">F11</text:span><text:span text:style-name="T72">, or </text:span><text:span text:style-name="T98">F12</text:span></text:p></text:note-body></text:note></text:span><text:span text:style-name="T115"> an</text:span><text:span text:style-name="T117"> </text:span><text:span text:style-name="T104"><text:user-field-get text:name="Distro">Rocky Linux</text:user-field-get></text:span><text:span text:style-name="T119"><text:s/></text:span><text:span text:style-name="T105">Server</text:span><text:span text:style-name="T63"> </text:span><text:span text:style-name="T61">L</text:span><text:span text:style-name="T59">ive</text:span><text:span text:style-name="T59"><text:note text:id="ftn3" text:note-class="footnote"><text:note-citation>2</text:note-citation><text:note-body><text:p text:style-name="P50"><text:span text:style-name="T17">From a Live USB stick you can boot and work with </text:span><text:span text:style-name="T121"><text:user-field-get text:name="Distro">Rocky Linux</text:user-field-get></text:span><text:span text:style-name="T121"><text:s/></text:span><text:span text:style-name="T17">without modifying any files on the hard drive and also allows installation of </text:span><text:span text:style-name="T121"><text:user-field-get text:name="Distro">Rocky Linux</text:user-field-get></text:span><text:span text:style-name="T121">.</text:span></text:p></text:note-body></text:note></text:span><text:span text:style-name="T115"> USB stick</text:span><text:span text:style-name="T60"><text:note text:id="ftn4" text:note-class="footnote"><text:note-citation>3</text:note-citation><text:note-body><text:p text:style-name="P60"><text:span text:style-name="T65">Create a bootable USB stick:<text:line-break/></text:span><text:span text:style-name="T73">Download </text:span><text:span text:style-name="T77">a</text:span><text:span text:style-name="T74"> </text:span><text:span text:style-name="Sterk_20_accent_20_voetnoot"><text:span text:style-name="T89">Rocky Linux </text:span></text:span><text:span text:style-name="Sterk_20_accent_20_voetnoot"><text:span text:style-name="T92">Default Image</text:span></text:span><text:span text:style-name="Sterk_20_accent_20_voetnoot"><text:span text:style-name="T89"> </text:span></text:span><text:span text:style-name="Sterk_20_accent_20_voetnoot"><text:span text:style-name="T93">DVD ISO</text:span></text:span><text:span text:style-name="Sterk_20_accent_20_voetnoot"><text:span text:style-name="T75"> </text:span></text:span><text:span text:style-name="T77">from</text:span><text:span text:style-name="T76"> </text:span><text:a xlink:type="simple" xlink:href="https://rockylinux.org/" text:style-name="Internet_20_link" text:visited-style-name="Visited_20_Internet_20_Link"><text:span text:style-name="Strong_20_Emphasis"><text:span text:style-name="T200">rockylinux.org</text:span></text:span></text:a><text:span text:style-name="T67">.</text:span><text:span text:style-name="Strong_20_Emphasis"><text:span text:style-name="T99"><text:line-break/></text:span></text:span><text:span text:style-name="T66">The next steps are described in </text:span><text:span text:style-name="Sterk_20_accent_20_voetnoot"><text:span text:style-name="T90">Linux informati</text:span></text:span><text:span text:style-name="Sterk_20_accent_20_voetnoot"><text:span text:style-name="T91">on</text:span></text:span><text:span text:style-name="T66">, which can be found at </text:span><text:a xlink:type="simple" xlink:href="https://karelzimmer.nl/en" text:style-name="Internet_20_link" text:visited-style-name="Visited_20_Internet_20_Link"><text:span text:style-name="T199">karelzimmer.nl/en</text:span></text:a><text:span text:style-name="T66">.</text:span></text:p></text:note-body></text:note></text:span><text:span text:style-name="T11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06">Select</text:span><text:span text:style-name="T40"> </text:span><text:span text:style-name="Strong_20_Emphasis"><text:span text:style-name="T84">Install</text:span></text:span><text:span text:style-name="Strong_20_Emphasis"><text:span text:style-name="T41"> </text:span></text:span><text:span text:style-name="Strong_20_Emphasis"><text:span text:style-name="T85"><text:user-field-get text:name="Distro">Rocky Linux</text:user-field-get></text:span></text:span><text:span text:style-name="T116"><text:s/></text:span><text:span text:style-name="T118">and press the</text:span><text:span text:style-name="T37"> </text:span><text:span text:style-name="T86">Enter</text:span><text:span text:style-name="T35"> </text:span><text:span text:style-name="T36">key</text:span><text:span text:style-name="T3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14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" draw:style-name="gr1" draw:text-style-name="P69" svg:width="0.35cm" svg:height="0.35cm" draw:control="control25"/></text:span></text:p>
          </table:table-cell>
          <table:table-cell table:style-name="_32_._5f_Installatie_5f_uitvoeren.C3" office:value-type="string">
            <text:p text:style-name="Standard"><text:span text:style-name="T134">At</text:span><text:span text:style-name="T135"> </text:span><text:span text:style-name="Strong_20_Emphasis"><text:span text:style-name="T134">WELCOME TO ROCKY LINUX </text:span></text:span><text:span text:style-name="T146">select language and click </text:span><text:span text:style-name="Strong_20_Emphasis"><text:span text:style-name="T169">Continue</text:span></text:span><text:span text:style-name="T13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0" draw:style-name="gr1" draw:text-style-name="P69" svg:width="0.35cm" svg:height="0.35cm" draw:control="control20"/></text:span></text:p>
          </table:table-cell>
          <table:table-cell table:style-name="_32_._5f_Installatie_5f_uitvoeren.C8" office:value-type="string">
            <text:p text:style-name="Standard"><text:span text:style-name="T137">U</text:span><text:span text:style-name="T138">nder</text:span><text:span text:style-name="T135"> </text:span><text:span text:style-name="Strong_20_Emphasis"><text:span text:style-name="T138">USER SETTINGS</text:span></text:span><text:span text:style-name="T152"> </text:span><text:span text:style-name="T153">click</text:span><text:span text:style-name="T154"> </text:span><text:span text:style-name="Strong_20_Emphasis"><text:span text:style-name="T170">User </text:span></text:span><text:span text:style-name="Strong_20_Emphasis"><text:span text:style-name="T171">C</text:span></text:span><text:span text:style-name="Strong_20_Emphasis"><text:span text:style-name="T170">reation</text:span></text:span><text:span text:style-name="T13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01">Enter you</text:span><text:span text:style-name="T208">r</text:span><text:span text:style-name="T202"> </text:span><text:span text:style-name="Strong_20_Emphasis"><text:span text:style-name="T58">Full name</text:span></text:span><text:span text:style-name="T43"> </text:span><text:span text:style-name="T204">&lt;user</text:span><text:span text:style-name="T178">&gt;</text:span><text:span text:style-name="T44">,</text:span><text:span text:style-name="Strong_20_Emphasis"><text:span text:style-name="T100"><text:line-break/></text:span></text:span><text:span text:style-name="Strong_20_Emphasis"><text:span text:style-name="T58">User name</text:span></text:span><text:span text:style-name="T43"> </text:span><text:span text:style-name="T206">&lt;user</text:span><text:span text:style-name="T207">name</text:span><text:span text:style-name="T185">&gt;</text:span><text:span text:style-name="T43">,</text:span></text:p>
            <text:p text:style-name="Standard"><text:span text:style-name="T45">check</text:span><text:span text:style-name="T46"> </text:span><text:span text:style-name="Strong_20_Emphasis"><text:span text:style-name="T54">Ma</text:span></text:span><text:span text:style-name="Strong_20_Emphasis"><text:span text:style-name="T55">ke this user administrator</text:span></text:span><text:span text:style-name="T46">,</text:span></text:p>
            <text:p text:style-name="Standard"><text:span text:style-name="T42">enter a </text:span><text:span text:style-name="Strong_20_Emphasis"><text:span text:style-name="T53">password</text:span></text:span><text:span text:style-name="T42"> twice</text:span><text:span text:style-name="T46"> </text:span><text:span text:style-name="T47">and c</text:span><text:span text:style-name="T46">li</text:span><text:span text:style-name="T48">c</text:span><text:span text:style-name="T46">k </text:span><text:span text:style-name="Strong_20_Emphasis"><text:span text:style-name="T56">Done</text:span></text:span><text:span text:style-name="T4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69" svg:width="0.35cm" svg:height="0.35cm" draw:control="control21"/></text:span></text:p>
          </table:table-cell>
          <table:table-cell table:style-name="_32_._5f_Installatie_5f_uitvoeren.C8" office:value-type="string">
            <text:p text:style-name="Standard"><text:span text:style-name="T137">U</text:span><text:span text:style-name="T138">nder</text:span><text:span text:style-name="T136"> </text:span><text:span text:style-name="Strong_20_Emphasis"><text:span text:style-name="T172">SYSTEM</text:span></text:span><text:span text:style-name="T136"> </text:span><text:span text:style-name="T137">click</text:span><text:span text:style-name="T139"> </text:span><text:span text:style-name="Strong_20_Emphasis"><text:span text:style-name="T172">Installati</text:span></text:span><text:span text:style-name="Strong_20_Emphasis"><text:span text:style-name="T175">on Destination</text:span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><text:span text:style-name="T203">Check</text:span><text:span text:style-name="T223"> </text:span><text:span text:style-name="T224">the </text:span><text:span text:style-name="Strong_20_Emphasis"><text:span text:style-name="T225">Device Selection</text:span></text:span><text:span text:style-name="T210"> </text:span><text:span text:style-name="T212">and click </text:span><text:span text:style-name="Strong_20_Emphasis"><text:span text:style-name="T211">Done</text:span></text:span><text:span text:style-name="T21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8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69" svg:width="0.35cm" svg:height="0.35cm" draw:control="control22"/></text:span></text:p>
          </table:table-cell>
          <table:table-cell table:style-name="_32_._5f_Installatie_5f_uitvoeren.C8" office:value-type="string">
            <text:p text:style-name="Standard"><text:span text:style-name="T137">U</text:span><text:span text:style-name="T138">nder</text:span><text:span text:style-name="T136"> </text:span><text:span text:style-name="Strong_20_Emphasis"><text:span text:style-name="T172">SYSTEM</text:span></text:span><text:span text:style-name="T136"> </text:span><text:span text:style-name="T137">click</text:span><text:span text:style-name="T139"> </text:span><text:span text:style-name="Strong_20_Emphasis"><text:span text:style-name="T172">Netwerk &amp; </text:span></text:span><text:span text:style-name="Strong_20_Emphasis"><text:span text:style-name="T169">H</text:span></text:span><text:span text:style-name="Strong_20_Emphasis"><text:span text:style-name="T172">ost </text:span></text:span><text:span text:style-name="Strong_20_Emphasis"><text:span text:style-name="T169">N</text:span></text:span><text:span text:style-name="Strong_20_Emphasis"><text:span text:style-name="T172">a</text:span></text:span><text:span text:style-name="Strong_20_Emphasis"><text:span text:style-name="T169">me</text:span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6">Move</text:span><text:span text:style-name="T164"> the slider behind the network adapter </text:span><text:span text:style-name="T165">from </text:span><text:span text:style-name="T168">OFF</text:span><text:span text:style-name="T165"> </text:span><text:span text:style-name="T164">to </text:span><text:span text:style-name="T167">ON</text:span><text:span text:style-name="T16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40">Enter you</text:span><text:span text:style-name="T144">r</text:span><text:span text:style-name="T141"> </text:span><text:span text:style-name="Strong_20_Emphasis"><text:span text:style-name="T142">Host </text:span></text:span><text:span text:style-name="Strong_20_Emphasis"><text:span text:style-name="T140">N</text:span></text:span><text:span text:style-name="Strong_20_Emphasis"><text:span text:style-name="T142">am</text:span></text:span><text:span text:style-name="Strong_20_Emphasis"><text:span text:style-name="T140">e</text:span></text:span><text:span text:style-name="T4"> &lt;</text:span><text:span text:style-name="T8">computerna</text:span><text:span text:style-name="T9">me&gt;</text:span><text:span text:style-name="T148"> </text:span><text:span text:style-name="T149">and click </text:span><text:span text:style-name="Strong_20_Emphasis"><text:span text:style-name="T158">Apply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51">C</text:span><text:span text:style-name="T145">li</text:span><text:span text:style-name="T151">c</text:span><text:span text:style-name="T145">k </text:span><text:span text:style-name="Strong_20_Emphasis"><text:span text:style-name="T157">Done</text:span></text:span><text:span text:style-name="T14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5" draw:style-name="gr1" draw:text-style-name="P69" svg:width="0.35cm" svg:height="0.35cm" draw:control="control23"/></text:span></text:p>
          </table:table-cell>
          <table:table-cell table:style-name="_32_._5f_Installatie_5f_uitvoeren.C15" office:value-type="string">
            <text:p text:style-name="Standard"><text:span text:style-name="T137">U</text:span><text:span text:style-name="T138">nder</text:span><text:span text:style-name="T136"> </text:span><text:span text:style-name="Strong_20_Emphasis"><text:span text:style-name="T172">SOFTWARE</text:span></text:span><text:span text:style-name="T136"> </text:span><text:span text:style-name="T137">click</text:span><text:span text:style-name="T139"> </text:span><text:span text:style-name="Strong_20_Emphasis"><text:span text:style-name="T173">Software </text:span></text:span><text:span text:style-name="Strong_20_Emphasis"><text:span text:style-name="T174">S</text:span></text:span><text:span text:style-name="Strong_20_Emphasis"><text:span text:style-name="T173">electi</text:span></text:span><text:span text:style-name="Strong_20_Emphasis"><text:span text:style-name="T174">on</text:span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43">Select </text:span><text:span text:style-name="T159">Server</text:span><text:span text:style-name="T143"> </text:span><text:span text:style-name="T154">and click </text:span><text:span text:style-name="Strong_20_Emphasis"><text:span text:style-name="T160">Done</text:span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4" draw:style-name="gr1" draw:text-style-name="P69" svg:width="0.35cm" svg:height="0.35cm" draw:control="control24"/></text:span></text:p>
          </table:table-cell>
          <table:table-cell table:style-name="_32_._5f_Installatie_5f_uitvoeren.C22" office:value-type="string">
            <text:p text:style-name="Standard"><text:span text:style-name="T155">Click</text:span><text:span text:style-name="T156"> </text:span><text:span text:style-name="Strong_20_Emphasis"><text:span text:style-name="T161">Begin </text:span></text:span><text:span text:style-name="Strong_20_Emphasis"><text:span text:style-name="T162">Installation</text:span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3" draw:style-name="gr1" draw:text-style-name="P69" svg:width="0.35cm" svg:height="0.35cm" draw:control="control26"/></text:span></text:p>
          </table:table-cell>
          <table:table-cell table:style-name="_32_._5f_Installatie_5f_uitvoeren.C22" office:value-type="string">
            <text:p text:style-name="Standard"><text:span text:style-name="T155">Click</text:span><text:span text:style-name="T156"> </text:span><text:span text:style-name="Strong_20_Emphasis"><text:span text:style-name="T163">Reboot System</text:span></text:span><text:span text:style-name="T147">.</text:span>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5"><text:span text:style-name="Strong_20_Emphasis"><text:span text:style-name="T57">Finish installation</text:span></text:span></text:p>
        </text:list-item>
      </text:list>
      <text:p text:style-name="P36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3" draw:name="Vorm24" draw:style-name="gr1" draw:text-style-name="P69" svg:width="0.35cm" svg:height="0.35cm" draw:control="control2"/></text:p>
          </table:table-cell>
          <table:table-cell table:style-name="_33_._5f_Installatie_5f_afronden.C1" office:value-type="string">
            <text:p text:style-name="Standard"><text:span text:style-name="T22">Log in as </text:span><text:span text:style-name="T206">&lt;user</text:span><text:span text:style-name="T185">&gt;</text:span><text:span text:style-name="T22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draw:control text:anchor-type="as-char" draw:z-index="17" draw:name="Vorm4" draw:style-name="gr1" draw:text-style-name="P69" svg:width="0.35cm" svg:height="0.35cm" draw:control="control16"/></text:p>
          </table:table-cell>
          <table:table-cell table:style-name="_33_._5f_Installatie_5f_afronden.C3" office:value-type="string">
            <text:p text:style-name="P62"><text:span text:style-name="T15">Type the</text:span><text:span text:style-name="T16"> following</text:span><text:span text:style-name="T15"> two commands: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3" office:value-type="string">
            <text:p text:style-name="P63"><text:span text:style-name="User_20_Entry"><text:span text:style-name="T81">wget karelzimmer.nl/</text:span></text:span><text:span text:style-name="User_20_Entry"><text:span text:style-name="T82">getkz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3" office:value-type="string">
            <text:p text:style-name="P63"><text:span text:style-name="User_20_Entry"><text:span text:style-name="T81">bash </text:span></text:span><text:span text:style-name="User_20_Entry"><text:span text:style-name="T83">getkz</text:span></text:span>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6" office:value-type="string">
            <text:p text:style-name="P18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7" office:value-type="string">
            <text:p text:style-name="P58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6"><text:span text:style-name="T39"><draw:control text:anchor-type="as-char" draw:z-index="18" draw:name="Vorm 3" draw:style-name="gr1" draw:text-style-name="P69" svg:width="0.35cm" svg:height="0.35cm" draw:control="control17"/></text:span></text:p>
          </table:table-cell>
          <table:table-cell table:style-name="_33_._5f_Installatie_5f_afronden.C8" office:value-type="string">
            <text:p text:style-name="P52"><text:span text:style-name="T35">Type: </text:span><text:span text:style-name="User_20_Entry"><text:span text:style-name="T81">kz-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><text:span text:style-name="T26"/></text:p>
          </table:table-cell>
          <table:table-cell table:style-name="_33_._5f_Installatie_5f_afronden.C9" office:value-type="string">
            <text:p text:style-name="P42"><text:span text:style-name="T28">Se</text:span><text:span text:style-name="T30">lect</text:span><text:span text:style-name="T28"> </text:span><text:span text:style-name="Strong_20_Emphasis"><text:span text:style-name="T88">3</text:span></text:span><text:span text:style-name="T49"> </text:span><text:span text:style-name="T50">Finish installatio</text:span><text:span text:style-name="T51">n</text:span><text:span text:style-name="T27">.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10" office:value-type="string">
            <text:p text:style-name="P19">Follow the instructions on the screen.</text:p>
          </table:table-cell>
        </table:table-row>
      </table:table>
      <text:p text:style-name="P36"><text:span text:style-name="Strong_20_Emphasis"><text:span text:style-name="T22"/></text:span></text:p>
      <text:list text:continue-numbering="true" text:style-name="L1">
        <text:list-item>
          <text:p text:style-name="P68"><text:span text:style-name="Strong_20_Emphasis"><text:span text:style-name="T14">S</text:span></text:span><text:span text:style-name="Strong_20_Emphasis"><text:span text:style-name="T133">et up user</text:span></text:span></text:p>
        </text:list-item>
      </text:list>
      <text:p text:style-name="P2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><text:span text:style-name="T39"><draw:control text:anchor-type="as-char" draw:z-index="6" draw:name="Vorm40_0" draw:style-name="gr1" draw:text-style-name="P69" svg:width="0.35cm" svg:height="0.35cm" draw:control="control5"/></text:span></text:p>
          </table:table-cell>
          <table:table-cell table:style-name="Tabel2.A1" office:value-type="string">
            <text:p text:style-name="P45"><text:span text:style-name="T39"><draw:control text:anchor-type="as-char" draw:z-index="11" draw:name="Vorm40_ 1" draw:style-name="gr1" draw:text-style-name="P69" svg:width="0.35cm" svg:height="0.35cm" draw:control="control10"/></text:span></text:p>
          </table:table-cell>
          <table:table-cell table:style-name="Tabel2.D1" office:value-type="string">
            <text:p text:style-name="P23"><text:span text:style-name="T23">Log in as</text:span><text:span text:style-name="T22"> </text:span><text:span text:style-name="T206">&lt;user</text:span><text:span text:style-name="T185">&gt;</text:span><text:span text:style-name="T29"><text:note text:id="ftn5" text:note-class="footnote"><text:note-citation>1</text:note-citation><text:note-body><text:p text:style-name="P41"><text:span text:style-name="T79">Login any additional </text:span><text:span text:style-name="T80">users</text:span><text:span text:style-name="T78"> </text:span><text:span text:style-name="T79">and follow the same steps.</text:span></text:p></text:note-body></text:note></text:span><text:span text:style-name="T22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32"><text:span text:style-name="T96"><draw:control text:anchor-type="as-char" draw:z-index="13" draw:name="Vorm4_ 2" draw:style-name="gr1" draw:text-style-name="P69" svg:width="0.35cm" svg:height="0.35cm" draw:control="control12"/></text:span></text:p>
          </table:table-cell>
          <table:table-cell table:style-name="Tabel2.D2" office:value-type="string">
            <text:p text:style-name="P21">Go through the welcome screens.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26"/>
          </table:table-cell>
        </table:table-row>
        <table:table-row>
          <table:table-cell table:style-name="Tabel2.A1" office:value-type="string">
            <text:p text:style-name="P48"/>
          </table:table-cell>
          <table:table-cell table:style-name="Tabel2.A1" office:value-type="string">
            <text:p text:style-name="P46"><text:span text:style-name="T39"><draw:control text:anchor-type="as-char" draw:z-index="19" draw:name="Vorm 8" draw:style-name="gr1" draw:text-style-name="P69" svg:width="0.35cm" svg:height="0.35cm" draw:control="control18"/></text:span></text:p>
          </table:table-cell>
          <table:table-cell table:style-name="Tabel2.A1" office:value-type="string">
            <text:p text:style-name="P46"><text:span text:style-name="T39"><draw:control text:anchor-type="as-char" draw:z-index="20" draw:name="Vorm 9" draw:style-name="gr1" draw:text-style-name="P69" svg:width="0.35cm" svg:height="0.35cm" draw:control="control19"/></text:span></text:p>
          </table:table-cell>
          <table:table-cell table:style-name="Tabel2.D5" office:value-type="string">
            <text:p text:style-name="P52"><text:span text:style-name="T35">Type: </text:span><text:span text:style-name="User_20_Entry"><text:span text:style-name="T94">kz-menu</text:span>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6" office:value-type="string">
            <text:p text:style-name="P22"><text:span text:style-name="T31">Select</text:span><text:span text:style-name="T28"> </text:span><text:span text:style-name="Strong_20_Emphasis"><text:span text:style-name="T88">4</text:span></text:span><text:span text:style-name="T52"> </text:span><text:span text:style-name="T34">Set up user</text:span><text:span text:style-name="T27">.</text:span></text:p>
          </table:table-cell>
        </table:table-row>
        <table:table-row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A1" office:value-type="string">
            <text:p text:style-name="P49"/>
          </table:table-cell>
          <table:table-cell table:style-name="Tabel2.D7" office:value-type="string">
            <text:p text:style-name="P20">Follow the instructions on the screen.</text:p>
          </table:table-cell>
        </table:table-row>
      </table:table>
      <text:p text:style-name="P27"/>
      <text:p text:style-name="P59"/>
      <text:p text:style-name="P34"><text:span text:style-name="T130">End of checklist,</text:span><text:span text:style-name="T131"> </text:span><text:span text:style-name="T128"><text:user-field-get text:name="Distro">Rocky Linux</text:user-field-get></text:span><text:span text:style-name="T127"><text:s/></text:span><text:span text:style-name="T129">Desktop</text:span><text:span text:style-name="T95"> </text:span><text:span text:style-name="T130">installation is complete.</text:span></text:p>
      <text:p text:style-name="P14"/>
      <text:p text:style-name="P12"><text:span text:style-name="T215">Written</text:span><text:span text:style-name="T216"> </text:span><text:span text:style-name="T215">by</text:span><text:span text:style-name="T216"> </text:span><text:a xlink:type="simple" xlink:href="mailto:info@karelzimmer.nl?subject=Checklist%20installation%20Linux" text:style-name="Internet_20_link" text:visited-style-name="Visited_20_Internet_20_Link"><text:span text:style-name="T222">Karel Zimmer</text:span></text:a><text:span text:style-name="T217">.</text:span></text:p>
      <text:p text:style-name="P13"><text:span text:style-name="T220">License </text:span><text:span text:style-name="T218">C</text:span><text:span text:style-name="T219">C0</text:span><text:span text:style-name="T217"> 1.0 </text:span><text:span text:style-name="T221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1"><text:s/></text:span><text:span text:style-name="T221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1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server</text:file-name></text:span><text:span text:style-name="MT2"><text:tab/><text:tab/></text:span><text:span text:style-name="MT1"><text:date style:data-style-name="N36" text:date-value="2025-07-21T11:36:35.816963072">21/07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2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7-21T11:36:35.678482244</dc:date>
    <meta:keyword>Installatie</meta:keyword>
    <meta:keyword>Checklist</meta:keyword>
    <meta:keyword>Linux</meta:keyword>
    <meta:editing-cycles>7001</meta:editing-cycles>
    <meta:editing-duration>P12DT8H9M36S</meta:editing-duration>
    <dc:creator>Karel Zimmer</dc:creator>
    <meta:printed-by>Karel Zimmer</meta:printed-by>
    <meta:print-date>2024-09-21T12:23:38.116896340</meta:print-date>
    <meta:document-statistic meta:table-count="4" meta:image-count="2" meta:object-count="0" meta:page-count="4" meta:paragraph-count="84" meta:word-count="394" meta:character-count="2483" meta:non-whitespace-character-count="2126"/>
    <meta:user-defined meta:name="Info 1"/>
    <meta:user-defined meta:name="Info 2"/>
    <meta:user-defined meta:name="Info 3"/>
    <meta:user-defined meta:name="Info 4"/>
  </office:meta>
</office:document-meta>
</file>